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7000001908EAB798736B68F4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Deutsch</text:p>
          </draw:text-box>
        </draw:frame>
        <draw:frame draw:style-name="gr1" draw:text-style-name="P1" draw:layer="layout" svg:width="9.074cm" svg:height="10.582cm" svg:x="9.463cm" svg:y="5.209cm">
          <draw:image xlink:href="Pictures/1000000000000157000001908EAB798736B68F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5:20:12.576998971</meta:creation-date>
    <dc:date>2018-02-27T15:21:27.366708529</dc:date>
    <meta:editing-duration>PT1M15S</meta:editing-duration>
    <meta:editing-cycles>1</meta:editing-cycles>
    <meta:document-statistic meta:object-count="25"/>
    <meta:generator>LibreOffice/5.1.6.2$Linux_X86_64 LibreOffice_project/10m0$Build-2</meta:generator>
  </office:meta>
</office:document-meta>
</file>